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44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437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2492in"/>
    </style:style>
    <style:style style:name="co10" style:family="table-column">
      <style:table-column-properties fo:break-before="auto" style:column-width="1.0118in"/>
    </style:style>
    <style:style style:name="co11" style:family="table-column">
      <style:table-column-properties fo:break-before="auto" style:column-width="0.8252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1.5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ext-properties style:font-name-complex="Mang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3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32"/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30"/>
    <style:style style:name="ce4" style:family="table-cell" style:parent-style-name="Default" style:data-style-name="N11"/>
    <style:style style:name="ce9" style:family="table-cell" style:parent-style-name="Default" style:data-style-name="N10"/>
    <style:style style:name="ce10" style:family="table-cell" style:parent-style-name="Default" style:data-style-name="N131"/>
    <style:style style:name="ce11" style:family="table-cell" style:parent-style-name="Default" style:data-style-name="N104"/>
    <style:style style:name="ce12" style:family="table-cell" style:parent-style-name="Default" style:data-style-name="N1"/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2"/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4:Sheet1.M44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 calcext:value-type="string">
            <text:p>NOTE: USE THIS AT YOUR OWN RISK! <text:s text:c="2"/>Be sure to change values as appropriate for your use. 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Btu = energy</text:p>
          </table:table-cell>
          <table:table-cell office:value-type="string" calcext:value-type="string">
            <text:p><text:s text:c="9"/>cubic meters per 1000 cu ft</text:p>
          </table:table-cell>
          <table:table-cell table:number-columns-repeated="2"/>
          <table:table-cell office:value-type="float" office:value="28.3" calcext:value-type="float">
            <text:p>28.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 calcext:value-type="string">
            <text:p>btu/h =power</text:p>
          </table:table-cell>
          <table:table-cell office:value-type="string" calcext:value-type="string">
            <text:p><text:s text:c="9"/>liters per US gallon </text:p>
          </table:table-cell>
          <table:table-cell table:number-columns-repeated="2"/>
          <table:table-cell office:value-type="float" office:value="3.78541" calcext:value-type="float">
            <text:p>3.7854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 text:c="9"/>btu <text:s/>per kwh</text:p>
          </table:table-cell>
          <table:table-cell table:number-columns-repeated="2"/>
          <table:table-cell table:style-name="ce1" office:value-type="float" office:value="3412" calcext:value-type="float">
            <text:p>3412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string" calcext:value-type="string">
            <text:p>Kw = pow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kwh= energy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" office:value-type="string" calcext:value-type="string">
            <text:p><text:s/></text:p>
          </table:table-cell>
          <table:table-cell table:style-name="ce6" office:value-type="string" calcext:value-type="string">
            <text:p>Boiler or Furnace</text:p>
          </table:table-cell>
          <table:table-cell/>
          <table:table-cell table:style-name="ce22" office:value-type="string" calcext:value-type="string">
            <text:p><text:s text:c="3"/>CO2 g/kw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5" office:value-type="string" calcext:value-type="string">
            <text:p>units</text:p>
          </table:table-cell>
          <table:table-cell table:style-name="ce6" office:value-type="string" calcext:value-type="string">
            <text:p>$/unit</text:p>
          </table:table-cell>
          <table:table-cell table:style-name="ce6" office:value-type="string" calcext:value-type="string">
            <text:p>btu/unit</text:p>
          </table:table-cell>
          <table:table-cell table:style-name="ce6" office:value-type="string" calcext:value-type="string">
            <text:p>kwh/unit </text:p>
          </table:table-cell>
          <table:table-cell table:style-name="ce6" office:value-type="string" calcext:value-type="string">
            <text:p>$/kwh of fuel </text:p>
          </table:table-cell>
          <table:table-cell table:style-name="ce6" office:value-type="string" calcext:value-type="string">
            <text:p><text:s text:c="6"/>Efficiency</text:p>
          </table:table-cell>
          <table:table-cell table:style-name="ce6" office:value-type="string" calcext:value-type="string">
            <text:p>$kw/h of heat</text:p>
          </table:table-cell>
          <table:table-cell table:style-name="ce22" office:value-type="string" calcext:value-type="string">
            <text:p><text:s text:c="3"/>of home he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tric Heating Oil (Kerosene, Diesel)</text:p>
          </table:table-cell>
          <table:table-cell/>
          <table:table-cell office:value-type="string" calcext:value-type="string">
            <text:p>liter</text:p>
          </table:table-cell>
          <table:table-cell office:value-type="float" office:value="2.26" calcext:value-type="float">
            <text:p>2.26</text:p>
          </table:table-cell>
          <table:table-cell office:value-type="float" office:value="34210" calcext:value-type="float">
            <text:p>34210</text:p>
          </table:table-cell>
          <table:table-cell table:style-name="ce13" table:formula="of:=[.G13]/[.$G$8]" office:value-type="float" office:value="10.0263774912075" calcext:value-type="float">
            <text:p>10.026</text:p>
          </table:table-cell>
          <table:table-cell table:style-name="ce3" table:formula="of:=[.F13]/[.H13]" office:value-type="currency" office:currency="USD" office:value="0.225405437006723" calcext:value-type="currency">
            <text:p>$0.225</text:p>
          </table:table-cell>
          <table:table-cell table:style-name="ce4" office:value-type="percentage" office:value="0.8" calcext:value-type="percentage">
            <text:p>80.00%</text:p>
          </table:table-cell>
          <table:table-cell table:style-name="ce3" table:formula="of:=[.I13]/[.J13]" office:value-type="currency" office:currency="USD" office:value="0.281756796258404" calcext:value-type="currency">
            <text:p>$0.282</text:p>
          </table:table-cell>
          <table:table-cell table:style-name="ce12" table:formula="of:=[.E32]/[.J13]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Metric </text:span>Propane</text:p>
          </table:table-cell>
          <table:table-cell/>
          <table:table-cell office:value-type="string" calcext:value-type="string">
            <text:p>liter</text:p>
          </table:table-cell>
          <table:table-cell office:value-type="float" office:value="1.16" calcext:value-type="float">
            <text:p>1.16</text:p>
          </table:table-cell>
          <table:table-cell office:value-type="float" office:value="25000" calcext:value-type="float">
            <text:p>25000</text:p>
          </table:table-cell>
          <table:table-cell table:style-name="ce13" table:formula="of:=[.G14]/[.$G$8]" office:value-type="float" office:value="7.32708089097304" calcext:value-type="float">
            <text:p>7.327</text:p>
          </table:table-cell>
          <table:table-cell table:style-name="ce3" table:formula="of:=[.F14]/[.H14]" office:value-type="currency" office:currency="USD" office:value="0.1583168" calcext:value-type="currency">
            <text:p>$0.158</text:p>
          </table:table-cell>
          <table:table-cell table:style-name="ce4" office:value-type="percentage" office:value="0.85" calcext:value-type="percentage">
            <text:p>85.00%</text:p>
          </table:table-cell>
          <table:table-cell table:style-name="ce3" table:formula="of:=[.I14]/[.J14]" office:value-type="currency" office:currency="USD" office:value="0.186255058823529" calcext:value-type="currency">
            <text:p>$0.186</text:p>
          </table:table-cell>
          <table:table-cell table:style-name="ce12" table:formula="of:=[.E33]/[.J14]" office:value-type="float" office:value="251.764705882353" calcext:value-type="float">
            <text:p>2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Metric </text:span>Natural Gas</text:p>
          </table:table-cell>
          <table:table-cell/>
          <table:table-cell office:value-type="string" calcext:value-type="string">
            <text:p>cubic meter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36303" calcext:value-type="float">
            <text:p>36303</text:p>
          </table:table-cell>
          <table:table-cell table:style-name="ce13" table:formula="of:=[.G15]/[.$G$8]" office:value-type="float" office:value="10.6398007033998" calcext:value-type="float">
            <text:p>10.640</text:p>
          </table:table-cell>
          <table:table-cell table:style-name="ce3" table:formula="of:=[.F15]/[.H15]" office:value-type="currency" office:currency="USD" office:value="0.0347750874583368" calcext:value-type="currency">
            <text:p>$0.035</text:p>
          </table:table-cell>
          <table:table-cell table:style-name="ce4" office:value-type="percentage" office:value="0.85" calcext:value-type="percentage">
            <text:p>85.00%</text:p>
          </table:table-cell>
          <table:table-cell table:style-name="ce3" table:formula="of:=[.I15]/[.J15]" office:value-type="currency" office:currency="USD" office:value="0.0409118675980433" calcext:value-type="currency">
            <text:p>$0.041</text:p>
          </table:table-cell>
          <table:table-cell table:style-name="ce12" table:formula="of:=[.E34]/[.J15]" office:value-type="float" office:value="211.764705882353" calcext:value-type="float">
            <text:p>2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/>
          <table:table-cell table:style-name="ce13"/>
          <table:table-cell table:style-name="ce3"/>
          <table:table-cell table:style-name="ce4"/>
          <table:table-cell table:style-name="ce3"/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icity</text:p>
          </table:table-cell>
          <table:table-cell/>
          <table:table-cell office:value-type="string" calcext:value-type="string">
            <text:p>kwh</text:p>
          </table:table-cell>
          <table:table-cell office:value-type="float" office:value="0.165" calcext:value-type="float">
            <text:p>0.165</text:p>
          </table:table-cell>
          <table:table-cell/>
          <table:table-cell table:style-name="ce14" office:value-type="float" office:value="1" calcext:value-type="float">
            <text:p>1.000</text:p>
          </table:table-cell>
          <table:table-cell table:style-name="ce3" table:formula="of:=[.F17]/[.H17]" office:value-type="currency" office:currency="USD" office:value="0.165" calcext:value-type="currency">
            <text:p>$0.165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3" table:formula="of:=[.I17]/[.J17]" office:value-type="currency" office:currency="USD" office:value="0.165" calcext:value-type="currency">
            <text:p>$0.165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4"/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 Heating Oil (Kerosene, Diesel)</text:p>
          </table:table-cell>
          <table:table-cell/>
          <table:table-cell office:value-type="string" calcext:value-type="string">
            <text:p>US gallon</text:p>
          </table:table-cell>
          <table:table-cell office:value-type="float" office:value="5" calcext:value-type="float">
            <text:p>5</text:p>
          </table:table-cell>
          <table:table-cell table:style-name="ce2" table:formula="of:=[.G13]*[.G7]" office:value-type="float" office:value="129498.8761" calcext:value-type="float">
            <text:p>129498.8761</text:p>
          </table:table-cell>
          <table:table-cell table:style-name="ce13" table:formula="of:=[.G19]/[.$G$8]" office:value-type="float" office:value="37.9539496189918" calcext:value-type="float">
            <text:p>37.954</text:p>
          </table:table-cell>
          <table:table-cell table:style-name="ce3" table:formula="of:=[.F19]/[.H19]" office:value-type="currency" office:currency="USD" office:value="0.131738595065691" calcext:value-type="currency">
            <text:p>$0.132</text:p>
          </table:table-cell>
          <table:table-cell table:style-name="ce4" office:value-type="percentage" office:value="0.8" calcext:value-type="percentage">
            <text:p>80.00%</text:p>
          </table:table-cell>
          <table:table-cell table:style-name="ce3" table:formula="of:=[.I19]/[.J19]" office:value-type="currency" office:currency="USD" office:value="0.164673243832114" calcext:value-type="currency">
            <text:p>$0.165</text:p>
          </table:table-cell>
          <table:table-cell table:style-name="ce12" table:formula="of:=[.L13]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US </text:span>Propane</text:p>
          </table:table-cell>
          <table:table-cell/>
          <table:table-cell office:value-type="string" calcext:value-type="string">
            <text:p>US gallon</text:p>
          </table:table-cell>
          <table:table-cell office:value-type="float" office:value="5" calcext:value-type="float">
            <text:p>5</text:p>
          </table:table-cell>
          <table:table-cell table:style-name="ce2" table:formula="of:=[.G14]*[.G7]" office:value-type="float" office:value="94635.25" calcext:value-type="float">
            <text:p>94635.25</text:p>
          </table:table-cell>
          <table:table-cell table:style-name="ce13" table:formula="of:=[.G20]/[.$G$8]" office:value-type="float" office:value="27.7360052754982" calcext:value-type="float">
            <text:p>27.736</text:p>
          </table:table-cell>
          <table:table-cell table:style-name="ce3" table:formula="of:=[.F20]/[.H20]" office:value-type="currency" office:currency="USD" office:value="0.180271093487892" calcext:value-type="currency">
            <text:p>$0.180</text:p>
          </table:table-cell>
          <table:table-cell table:style-name="ce4" office:value-type="percentage" office:value="0.85" calcext:value-type="percentage">
            <text:p>85.00%</text:p>
          </table:table-cell>
          <table:table-cell table:style-name="ce3" table:formula="of:=[.I20]/[.J20]" office:value-type="currency" office:currency="USD" office:value="0.21208363939752" calcext:value-type="currency">
            <text:p>$0.212</text:p>
          </table:table-cell>
          <table:table-cell table:style-name="ce12" table:formula="of:=[.L14]" office:value-type="float" office:value="251.764705882353" calcext:value-type="float">
            <text:p>2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US </text:span>Natural Gas</text:p>
          </table:table-cell>
          <table:table-cell/>
          <table:table-cell office:value-type="string" calcext:value-type="string">
            <text:p>1000 <text:s/>cu ft</text:p>
          </table:table-cell>
          <table:table-cell office:value-type="float" office:value="13" calcext:value-type="float">
            <text:p>13</text:p>
          </table:table-cell>
          <table:table-cell table:style-name="ce2" table:formula="of:=[.G15]*[.G6]" office:value-type="float" office:value="1027374.9" calcext:value-type="float">
            <text:p>1027374.9</text:p>
          </table:table-cell>
          <table:table-cell table:style-name="ce13" table:formula="of:=[.G21]/[.$G$8]" office:value-type="float" office:value="301.106359906213" calcext:value-type="float">
            <text:p>301.106</text:p>
          </table:table-cell>
          <table:table-cell table:style-name="ce3" table:formula="of:=[.F21]/[.H21]" office:value-type="currency" office:currency="USD" office:value="0.0431741129747281" calcext:value-type="currency">
            <text:p>$0.043</text:p>
          </table:table-cell>
          <table:table-cell table:style-name="ce4" office:value-type="percentage" office:value="0.85" calcext:value-type="percentage">
            <text:p>85.00%</text:p>
          </table:table-cell>
          <table:table-cell table:style-name="ce3" table:formula="of:=[.I21]/[.J21]" office:value-type="currency" office:currency="USD" office:value="0.0507930740879154" calcext:value-type="currency">
            <text:p>$0.051</text:p>
          </table:table-cell>
          <table:table-cell table:style-name="ce12" table:formula="of:=[.L15]" office:value-type="float" office:value="211.764705882353" calcext:value-type="float">
            <text:p>212</text:p>
          </table:table-cell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/>Carbon emissions from various energy sources</text:p>
          </table:table-cell>
          <table:table-cell table:number-columns-repeated="6"/>
          <table:table-cell table:style-name="ce5" office:value-type="string" calcext:value-type="string">
            <text:p><text:s text:c="4"/>My Switch from Propane to Electric Heat 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5" office:value-type="string" calcext:value-type="string">
            <text:p>CO2 g/kwh </text:p>
          </table:table-cell>
          <table:table-cell table:number-columns-repeated="4"/>
          <table:table-cell office:value-type="string" calcext:value-type="string">
            <text:p><text:s/>Propane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CO2 g/kwh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rning Coal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4"/>
          <table:table-cell office:value-type="string" calcext:value-type="string">
            <text:p><text:s/>Ontario Electricity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CO2 g/kwh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rning Heating Oil 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9" table:formula="of:=([.K30]-[.K31])/[.K30]" office:value-type="percentage" office:value="0.757201646090535" calcext:value-type="percentage">
            <text:p>76%</text:p>
          </table:table-cell>
          <table:table-cell office:value-type="string" calcext:value-type="string">
            <text:p><text:s text:c="2"/>reduc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rning Propane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burning </text:span>Natural Gas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 text:c="2"/>Liters used last winter</text:p>
          </table:table-cell>
          <table:table-cell/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<text:s text:c="2"/>kwh of heat delivered to the house</text:p>
          </table:table-cell>
          <table:table-cell table:style-name="ce10"/>
          <table:table-cell table:style-name="ce10" table:formula="of:=[.L34]*[.H14]*[.J14]" office:value-type="float" office:value="16996.2631887456" calcext:value-type="float">
            <text:p>16996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eia + cowi</text:p>
          </table:table-cell>
          <table:table-cell office:value-type="string" calcext:value-type="string">
            <text:p>Electricity from Coal</text:p>
          </table:table-cell>
          <table:table-cell/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 text:c="2"/>$ savings</text:p>
          </table:table-cell>
          <table:table-cell table:style-name="ce11" office:value-type="string" calcext:value-type="string">
            <text:p><text:s/></text:p>
          </table:table-cell>
          <table:table-cell table:style-name="ce11" table:formula="of:=([.K14]-[.K17])*[.L35]" office:value-type="currency" office:currency="USD" office:value="361.256573856968" calcext:value-type="currency">
            <text:p>$361.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eia + cowi</text:p>
          </table:table-cell>
          <table:table-cell office:value-type="string" calcext:value-type="string">
            <text:p>Electricity from Oil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4"/>
          <table:table-cell office:value-type="string" calcext:value-type="string">
            <text:p><text:s text:c="2"/>kg co2 savings</text:p>
          </table:table-cell>
          <table:table-cell table:style-name="ce12" office:value-type="string" calcext:value-type="string">
            <text:p><text:s/></text:p>
          </table:table-cell>
          <table:table-cell table:style-name="ce12" table:formula="of:=([.L14]-[.L17])*[.L34]/1000" office:value-type="float" office:value="528.783882352941" calcext:value-type="float">
            <text:p>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eia + cowi</text:p>
          </table:table-cell>
          <table:table-cell office:value-type="string" calcext:value-type="string">
            <text:p>Electricity from Natural Gas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om cowi</text:p>
          </table:table-cell>
          <table:table-cell office:value-type="string" calcext:value-type="string">
            <text:p>Electricity from Solar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<text:s text:c="2"/>Estimated install cost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cowi</text:p>
          </table:table-cell>
          <table:table-cell office:value-type="string" calcext:value-type="string">
            <text:p>Electricity from Nuclea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<text:s text:c="2"/>Estimated payback time in years</text:p>
          </table:table-cell>
          <table:table-cell/>
          <table:table-cell table:style-name="ce23" table:formula="of:=[.L39]/[.L36]" office:value-type="float" office:value="5.53623143420459" calcext:value-type="float">
            <text:p>5.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cowi</text:p>
          </table:table-cell>
          <table:table-cell office:value-type="string" calcext:value-type="string">
            <text:p>Electricity from Win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11"/>Worst to Best: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 cowi</text:p>
          </table:table-cell>
          <table:table-cell office:value-type="string" calcext:value-type="string">
            <text:p>Electricity from Hydr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Coal/Hydro CO2 =</text:p>
          </table:table-cell>
          <table:table-cell/>
          <table:table-cell table:style-name="ce15" table:formula="of:=[.E36]/[.E42]"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20:21:49.2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2:12:30.829000000</meta:creation-date>
    <dc:date>2025-03-08T20:30:01.211000000</dc:date>
    <meta:editing-duration>P1DT18H19M18S</meta:editing-duration>
    <meta:editing-cycles>45</meta:editing-cycles>
    <meta:generator>LibreOffice/7.6.5.2$Windows_X86_64 LibreOffice_project/38d5f62f85355c192ef5f1dd47c5c0c0c6d6598b</meta:generator>
    <meta:document-statistic meta:table-count="1" meta:cell-count="149" meta:object-count="0"/>
  </office:meta>
</office:document-meta>
</file>